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218221FB4660F42F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2.19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2.63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subtitle">
      <style:graphic-properties draw:fill-color="#ffffff" fo:min-height="12.195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72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1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font-name="Liberation Serif1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Liberation Serif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VG+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FORMAS BÁSICAS</text:span></text:p>
          </draw:text-box>
        </draw:frame>
        <draw:frame draw:style-name="gr2" draw:text-style-name="P4" draw:layer="layout" svg:width="13.618cm" svg:height="9.131cm" svg:x="7.19cm" svg:y="3.687cm">
          <draw:image xlink:href="Pictures/10000201000003BB00000218221FB4660F42F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TERRITÓRIOS I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IDENTIFICADOR</text:p>
              </text:list-item>
              <text:list-item>
                <text:p text:style-name="P4">GRUPO</text:p>
              </text:list-item>
              <text:list-item>
                <text:p text:style-name="P4">CLA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2" draw:layer="layout" svg:width="25.199cm" svg:height="12.195cm" svg:x="1.4cm" svg:y="0.627cm" presentation:class="subtitle">
          <draw:text-box>
            <text:p>Media 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2" draw:layer="layout" svg:width="25.199cm" svg:height="12.195cm" svg:x="1.4cm" svg:y="0.627cm" presentation:class="subtitle">
          <draw:text-box>
            <text:p>Formas cursiv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20:41:00.189674026</meta:creation-date>
    <meta:generator>LibreOffice/5.2.7.2$Linux_X86_64 LibreOffice_project/20$Build-2</meta:generator>
    <dc:date>2017-06-12T16:03:04.211358625</dc:date>
    <meta:editing-duration>PT58M42S</meta:editing-duration>
    <meta:editing-cycles>3</meta:editing-cycles>
    <meta:document-statistic meta:object-count="38"/>
  </office:meta>
</office:document-meta>
</file>